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OCHACHI MANCO, STEFANY CINTHY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OCHACHI MANCO, STEFANY CINTHY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GENETICA AVICOL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15:24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